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35594" officeooo:paragraph-rsid="0003559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35594" officeooo:paragraph-rsid="00035594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CHES FLOW</text:p>
      <text:p text:style-name="P1"/>
      <text:p text:style-name="P1"/>
      <text:p text:style-name="P2">- User taps on the other user date cell they want to match with.</text:p>
      <text:p text:style-name="P2"/>
      <text:p text:style-name="P2">- This triggers an alert, asking if they’re sure they want to send a request?</text:p>
      <text:p text:style-name="P2"/>
      <text:p text:style-name="P2">- If no, the alert disappears, nothing happens</text:p>
      <text:p text:style-name="P2"/>
      <text:p text:style-name="P2">- If yes, the alert disappears, the selected match disappears from table view, and table view reloa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04T21:56:59.039217033</meta:creation-date>
    <dc:date>2023-03-04T22:58:58.114213563</dc:date>
    <meta:editing-duration>PT51M48S</meta:editing-duration>
    <meta:editing-cycles>1</meta:editing-cycles>
    <meta:document-statistic meta:table-count="0" meta:image-count="0" meta:object-count="0" meta:page-count="1" meta:paragraph-count="5" meta:word-count="56" meta:character-count="300" meta:non-whitespace-character-count="249"/>
    <meta:generator>LibreOffice/7.0.3.1$MacOSX_X86_64 LibreOffice_project/d7547858d014d4cf69878db179d326fc3483e082</meta:generator>
  </office:meta>
</office:document-meta>
</file>